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056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svg:stroke-color="#43c330" draw:fill-color="#43c330" draw:textarea-horizontal-align="justify" draw:textarea-vertical-align="middle" draw:auto-grow-height="false" fo:min-height="1.02cm" fo:min-width="2.29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294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9.40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31cm" fo:min-width="3.818cm"/>
    </style:style>
    <style:style style:name="gr8" style:family="graphic" style:parent-style-name="standard">
      <style:graphic-properties svg:stroke-color="#fc5c00" draw:fill-color="#fc5c00" draw:textarea-horizontal-align="justify" draw:textarea-vertical-align="middle" draw:auto-grow-height="false" fo:min-height="0.692cm" fo:min-width="0.912cm" fo:wrap-option="no-wrap"/>
    </style:style>
    <style:style style:name="gr9" style:family="graphic" style:parent-style-name="standard">
      <style:graphic-properties svg:stroke-color="#43c330" draw:fill-color="#18a303" draw:textarea-vertical-align="middle"/>
    </style:style>
    <style:style style:name="gr10" style:family="graphic" style:parent-style-name="standard">
      <style:graphic-properties svg:stroke-color="#43c330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183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691cm"/>
    </style:style>
    <style:style style:name="gr14" style:family="graphic" style:parent-style-name="standard">
      <style:graphic-properties draw:fill-color="#fc5c00" draw:textarea-horizontal-align="justify" draw:textarea-vertical-align="middle" draw:auto-grow-height="false" fo:min-height="0.575cm" fo:min-width="4.087cm" fo:wrap-option="no-wrap"/>
    </style:style>
    <style:style style:name="gr15" style:family="graphic" style:parent-style-name="standard">
      <style:graphic-properties draw:fill-color="#fc5c00" draw:textarea-horizontal-align="justify" draw:textarea-vertical-align="middle" draw:auto-grow-height="false" fo:min-height="0.339cm" fo:min-width="1.148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183cm"/>
    </style:style>
    <style:style style:name="gr17" style:family="graphic" style:parent-style-name="standard">
      <style:graphic-properties svg:stroke-color="#43c330" draw:fill-color="#43c330" draw:textarea-horizontal-align="justify" draw:textarea-vertical-align="middle" draw:auto-grow-height="false" fo:min-height="1.147cm" fo:min-width="4.072cm"/>
    </style:style>
    <style:style style:name="gr18" style:family="graphic" style:parent-style-name="standard">
      <style:graphic-properties draw:stroke="none" svg:stroke-color="#43c330" draw:fill="none" draw:fill-color="#43c330" fo:min-height="0.713cm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svg:stroke-color="#43c330" draw:fill-color="#43c330" draw:textarea-horizontal-align="justify" draw:textarea-vertical-align="middle" draw:auto-grow-height="false" fo:min-height="1.147cm" fo:min-width="3.183cm"/>
    </style:style>
    <style:style style:name="gr21" style:family="graphic" style:parent-style-name="standard">
      <style:graphic-properties draw:fill-color="#fc5c00" draw:textarea-horizontal-align="justify" draw:textarea-vertical-align="middle" draw:auto-grow-height="false" fo:min-height="0.575cm" fo:min-width="2.088cm" fo:wrap-option="no-wrap"/>
    </style:style>
    <style:style style:name="gr22" style:family="graphic" style:parent-style-name="standard">
      <style:graphic-properties draw:fill-color="#fc5c00" draw:textarea-horizontal-align="justify" draw:textarea-vertical-align="middle" draw:auto-grow-height="false" fo:min-height="1.045cm" fo:min-width="2.205cm" fo:wrap-option="no-wrap"/>
    </style:style>
    <style:style style:name="gr23" style:family="graphic" style:parent-style-name="standard">
      <style:graphic-properties draw:fill-color="#fc5c00" draw:textarea-horizontal-align="justify" draw:textarea-vertical-align="middle" draw:auto-grow-height="false" fo:min-height="0.639cm" fo:min-width="1.659cm"/>
    </style:style>
    <style:style style:name="gr24" style:family="graphic" style:parent-style-name="standard">
      <style:graphic-properties draw:fill-color="#43c330" draw:textarea-horizontal-align="justify" draw:textarea-vertical-align="middle" draw:auto-grow-height="false" fo:min-height="0.766cm" fo:min-width="1.913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.786cm"/>
    </style:style>
    <style:style style:name="gr26" style:family="graphic" style:parent-style-name="standard">
      <style:graphic-properties draw:fill-color="#fc5c00" draw:textarea-horizontal-align="justify" draw:textarea-vertical-align="middle" draw:auto-grow-height="false" fo:min-height="1.192cm" fo:min-width="1.148cm" fo:wrap-option="no-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43c33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c5c00"/>
      <style:paragraph-properties fo:text-align="center"/>
    </style:style>
    <style:style style:name="P7" style:family="paragraph">
      <loext:graphic-properties draw:fill-color="#18a303"/>
      <style:paragraph-properties fo:text-align="center"/>
    </style:style>
    <style:style style:name="P8" style:family="paragraph">
      <loext:graphic-properties draw:fill="none" draw:fill-color="#43c33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g>
            <draw:custom-shape draw:style-name="gr1" draw:text-style-name="P1" draw:layer="layout" svg:width="3.556cm" svg:height="1.27cm" svg:x="1cm" svg:y="10.1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3.81cm" svg:height="1.143cm" svg:x="1.073cm" svg:y="10.16cm">
              <draw:text-box>
                <text:p>AF-Packet</text:p>
              </draw:text-box>
            </draw:frame>
          </draw:g>
        </draw:g>
        <draw:g xml:id="id6" draw:id="id6">
          <draw:custom-shape draw:style-name="gr3" draw:text-style-name="P4" draw:layer="layout" svg:width="2.794cm" svg:height="1.27cm" svg:x="19.696cm" svg:y="7.858cm">
            <text:p text:style-name="P3">Packets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xml:id="id4" draw:id="id4" draw:layer="layout" svg:width="2.794cm" svg:height="1.27cm" svg:x="7.35cm" svg:y="10.271cm">
          <text:p text:style-name="P3">Suricata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4.883cm" svg:y1="10.795cm" svg:x2="7.096cm" svg:y2="3.159cm" draw:start-shape="id1" draw:start-glue-point="1" draw:end-shape="id2" draw:end-glue-point="3" svg:d="M4883 10795h1106v-7636h1107" svg:viewBox="0 0 2214 7637">
          <text:p/>
        </draw:connector>
        <draw:connector draw:style-name="gr5" draw:text-style-name="P5" draw:layer="layout" svg:x1="4.883cm" svg:y1="10.795cm" svg:x2="6.792cm" svg:y2="7.725cm" draw:start-shape="id1" draw:start-glue-point="1" draw:end-shape="id3" draw:end-glue-point="3" svg:d="M4883 10795h954v-3070h955" svg:viewBox="0 0 1910 3071">
          <text:p/>
        </draw:connector>
        <draw:connector draw:style-name="gr5" draw:text-style-name="P5" draw:layer="layout" svg:x1="4.883cm" svg:y1="10.795cm" svg:x2="7.35cm" svg:y2="10.906cm" draw:start-shape="id1" draw:start-glue-point="1" draw:end-shape="id4" draw:end-glue-point="3" svg:d="M4883 10795h1233v111h1234" svg:viewBox="0 0 2468 112">
          <text:p/>
        </draw:connector>
        <draw:g xml:id="id2" draw:id="id2">
          <draw:g>
            <draw:custom-shape draw:style-name="gr6" draw:text-style-name="P1" draw:layer="layout" svg:width="9.906cm" svg:height="3.556cm" svg:x="7.096cm" svg:y="1.38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1" draw:layer="layout" svg:width="4.318cm" svg:height="0.781cm" svg:x="9.636cm" svg:y="1.87cm">
            <text:p text:style-name="P3">stenographer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2.794cm" svg:height="1.27cm" svg:x="7.35cm" svg:y="3.286cm">
              <text:p text:style-name="P3">Steno</text:p>
              <text:p text:style-name="P3">Type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" draw:layer="layout" svg:width="2.794cm" svg:height="1.27cm" svg:x="13.759cm" svg:y="3.286cm">
              <text:p text:style-name="P3">Steno</text:p>
              <text:p text:style-name="P3">Curl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" draw:layer="layout" svg:width="2.794cm" svg:height="1.27cm" svg:x="10.541cm" svg:y="3.286cm">
              <text:p text:style-name="P3">Steno</text:p>
              <text:p text:style-name="P3">Read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8" draw:text-style-name="P6" draw:layer="layout" svg:width="1.524cm" svg:height="1.016cm" svg:x="16.31cm" svg:y="0.746cm">
          <text:p text:style-name="P3">1234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5" draw:id="id5">
          <draw:custom-shape draw:style-name="gr3" draw:text-style-name="P4" draw:layer="layout" svg:width="2.794cm" svg:height="1.27cm" svg:x="19.669cm" svg:y="6.08cm">
            <text:p text:style-name="P3">Indices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7" draw:layer="layout" svg:x1="17.002cm" svg:y1="3.159cm" svg:x2="19.669cm" svg:y2="6.715cm" draw:start-shape="id2" draw:start-glue-point="1" draw:end-shape="id5" draw:end-glue-point="3" svg:d="M17002 3159h1334v3556h1333" svg:viewBox="0 0 2668 3557">
          <text:p/>
        </draw:connector>
        <draw:connector draw:style-name="gr10" draw:text-style-name="P3" draw:layer="layout" svg:x1="17.002cm" svg:y1="3.159cm" svg:x2="19.696cm" svg:y2="8.493cm" draw:start-shape="id2" draw:start-glue-point="1" draw:end-shape="id6" svg:d="M17002 3159h1347v5334h1347" svg:viewBox="0 0 2695 5335">
          <text:p/>
        </draw:connector>
        <draw:g xml:id="id7" draw:id="id7">
          <draw:g>
            <draw:custom-shape draw:style-name="gr11" draw:text-style-name="P1" draw:layer="layout" svg:width="3.683cm" svg:height="1.27cm" svg:x="11.499cm" svg:y="7.065cm">
              <text:p text:style-name="P3">Zookeeper</text:p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2.794cm" svg:height="1.27cm" svg:x="12.415cm" svg:y="8.081cm">
            <text:p text:style-name="P3">Kafka</text:p>
            <draw:enhanced-geometry svg:viewBox="0 0 21600 21600" draw:type="rectangle" draw:enhanced-path="M 0 0 L 21600 0 21600 21600 0 21600 0 0 Z N"/>
          </draw:custom-shape>
        </draw:g>
        <draw:connector draw:style-name="gr12" draw:text-style-name="P3" draw:layer="layout" svg:x1="10.468cm" svg:y1="10.776cm" svg:x2="11.499cm" svg:y2="8.208cm" draw:end-shape="id7" svg:d="M10468 10776h265v-2568h766" svg:viewBox="0 0 1032 2569">
          <text:p/>
        </draw:connector>
        <draw:custom-shape draw:style-name="gr4" draw:text-style-name="P1" xml:id="id8" draw:id="id8" draw:layer="layout" svg:width="2.794cm" svg:height="1.27cm" svg:x="11.668cm" svg:y="12.811cm">
          <text:p text:style-name="P3">FileBeat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13.354cm" svg:y1="9.351cm" svg:x2="13.065cm" svg:y2="12.811cm" draw:start-shape="id7" draw:start-glue-point="2" draw:end-shape="id8" draw:end-glue-point="0" svg:d="M13354 9351v1730h-289v1730" svg:viewBox="0 0 290 3461">
          <text:p/>
        </draw:connector>
        <draw:custom-shape draw:style-name="gr3" draw:text-style-name="P4" xml:id="id9" draw:id="id9" draw:layer="layout" svg:width="2.794cm" svg:height="1.27cm" svg:x="9.001cm" svg:y="16.113cm">
          <text:p text:style-name="P3">Eve.json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3.116cm" svg:y1="14.07cm" svg:x2="10.398cm" svg:y2="16.113cm" draw:end-shape="id9" draw:end-glue-point="0" svg:d="M13116 14070v771h-2718v1272" svg:viewBox="0 0 2719 2044">
          <text:p/>
        </draw:connector>
        <draw:connector draw:style-name="gr10" draw:text-style-name="P3" draw:layer="layout" svg:x1="8.747cm" svg:y1="11.541cm" svg:x2="9.001cm" svg:y2="16.748cm" draw:start-shape="id4" draw:start-glue-point="2" draw:end-shape="id9" draw:end-glue-point="3" svg:d="M8747 11541v2286h-247v2921h501" svg:viewBox="0 0 502 5208">
          <text:p/>
        </draw:connector>
        <draw:custom-shape draw:style-name="gr3" draw:text-style-name="P4" xml:id="id10" draw:id="id10" draw:layer="layout" svg:width="2.794cm" svg:height="1.27cm" svg:x="13.7cm" svg:y="10.017cm">
          <text:p text:style-name="P3">ToPics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3.354cm" svg:y1="9.351cm" svg:x2="15.097cm" svg:y2="10.017cm" draw:start-shape="id7" draw:start-glue-point="2" draw:end-shape="id10" draw:end-glue-point="0" svg:d="M13354 9351v333h1743v333" svg:viewBox="0 0 1744 667">
          <text:p/>
        </draw:connector>
        <draw:custom-shape draw:style-name="gr4" draw:text-style-name="P1" xml:id="id11" draw:id="id11" draw:layer="layout" svg:width="2.794cm" svg:height="1.27cm" svg:x="18.018cm" svg:y="10.652cm">
          <text:p text:style-name="P3">Logstash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15.209cm" svg:y1="8.208cm" svg:x2="18.018cm" svg:y2="11.287cm" draw:start-shape="id7" draw:start-glue-point="1" draw:end-shape="id11" draw:end-glue-point="3" svg:d="M15209 8208h1405v3079h1404" svg:viewBox="0 0 2810 3080">
          <text:p/>
        </draw:connector>
        <draw:custom-shape draw:style-name="gr13" draw:text-style-name="P1" xml:id="id12" draw:id="id12" draw:layer="layout" svg:width="4.191cm" svg:height="1.27cm" svg:x="18.399cm" svg:y="14.081cm">
          <text:p text:style-name="P3">Elasticsearch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2.794cm" svg:height="1.27cm" svg:x="21.574cm" svg:y="16.875cm">
          <text:p text:style-name="P3">Kibana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20.494cm" svg:y1="15.351cm" svg:x2="22.971cm" svg:y2="16.875cm" draw:start-shape="id12" draw:start-glue-point="2" draw:end-shape="id13" draw:end-glue-point="0" svg:d="M20494 15351v762h2477v762" svg:viewBox="0 0 2478 1525">
          <text:p/>
        </draw:connector>
        <draw:connector draw:style-name="gr12" draw:text-style-name="P3" draw:layer="layout" svg:x1="19.415cm" svg:y1="11.922cm" svg:x2="20.494cm" svg:y2="14.081cm" draw:start-shape="id11" draw:start-glue-point="2" draw:end-shape="id12" draw:end-glue-point="0" svg:d="M19415 11922v1080h1079v1079" svg:viewBox="0 0 1080 2160">
          <text:p/>
        </draw:connector>
        <draw:custom-shape draw:style-name="gr14" draw:text-style-name="P6" draw:layer="layout" svg:width="4.953cm" svg:height="0.889cm" svg:x="14.843cm" svg:y="5.699cm">
          <text:p text:style-name="P3">2181, 2182, 2183</text:p>
          <draw:enhanced-geometry svg:viewBox="0 0 21600 21600" draw:text-areas="800 800 20800 20800" draw:type="round-rectangular-callout" draw:modifiers="-7259.58821154623 35069.66292134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1.778cm" svg:height="0.635cm" svg:x="16.24cm" svg:y="7.985cm">
          <text:p text:style-name="P3">9092</text:p>
          <draw:enhanced-geometry svg:viewBox="0 0 21600 21600" draw:text-areas="800 800 20800 20800" draw:type="round-rectangular-callout" draw:modifiers="-15881.281618887 23705.66037735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3" draw:id="id3">
          <draw:custom-shape draw:style-name="gr4" draw:text-style-name="P1" draw:layer="layout" svg:width="2.794cm" svg:height="1.27cm" svg:x="6.792cm" svg:y="6.576cm">
            <text:p text:style-name="P3">ZeekCTL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794cm" svg:height="1.27cm" svg:x="7.477cm" svg:y="7.604cm">
            <text:p text:style-name="P3">Zeek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" xml:id="id16" draw:id="id16" draw:layer="layout" svg:width="3.683cm" svg:height="1.397cm" svg:x="12.43cm" svg:y="18.018cm">
          <text:p text:style-name="P3">FSF SVR</text:p>
          <draw:enhanced-geometry svg:viewBox="0 0 21600 21600" draw:type="rectangle" draw:enhanced-path="M 0 0 L 21600 0 21600 21600 0 21600 0 0 Z N"/>
        </draw:custom-shape>
        <draw:g xml:id="id14" draw:id="id14">
          <draw:custom-shape draw:style-name="gr17" draw:text-style-name="P4" draw:layer="layout" svg:width="4.572cm" svg:height="1.397cm" svg:x="2.524cm" svg:y="15.09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8" draw:layer="layout" svg:width="4.826cm" svg:height="0.963cm" svg:x="2.524cm" svg:y="15.351cm">
            <draw:text-box>
              <text:p>Extracted Files</text:p>
            </draw:text-box>
          </draw:frame>
        </draw:g>
        <draw:connector draw:style-name="gr10" draw:text-style-name="P3" draw:layer="layout" svg:x1="8.531cm" svg:y1="8.874cm" svg:x2="4.937cm" svg:y2="15.097cm" draw:start-shape="id3" draw:start-glue-point="2" draw:end-shape="id14" draw:end-glue-point="0" svg:d="M8531 8874v3111h-3594v3112" svg:viewBox="0 0 3595 6224">
          <text:p/>
        </draw:connector>
        <draw:custom-shape draw:style-name="gr16" draw:text-style-name="P1" xml:id="id15" draw:id="id15" draw:layer="layout" svg:width="3.683cm" svg:height="1.397cm" svg:x="7.223cm" svg:y="18.018cm">
          <text:p text:style-name="P3">FSF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svg:x1="4.937cm" svg:y1="16.494cm" svg:x2="7.223cm" svg:y2="18.716cm" draw:start-shape="id14" draw:start-glue-point="2" draw:end-shape="id15" draw:end-glue-point="3" svg:d="M4937 16494v2222h2286" svg:viewBox="0 0 2287 2223">
          <text:p/>
        </draw:connector>
        <draw:custom-shape draw:style-name="gr20" draw:text-style-name="P4" xml:id="id17" draw:id="id17" draw:layer="layout" svg:width="3.683cm" svg:height="1.397cm" svg:x="13.827cm" svg:y="15.478cm">
          <text:p text:style-name="P3">Rockout.log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10.906cm" svg:y1="18.716cm" svg:x2="12.43cm" svg:y2="18.716cm" draw:start-shape="id15" draw:start-glue-point="1" draw:end-shape="id16" draw:end-glue-point="3" svg:d="M10906 18716h1524" svg:viewBox="0 0 1525 1">
          <text:p/>
        </draw:connector>
        <draw:connector draw:style-name="gr10" draw:text-style-name="P3" draw:layer="layout" svg:x1="14.271cm" svg:y1="18.018cm" svg:x2="15.668cm" svg:y2="16.875cm" draw:start-shape="id16" draw:start-glue-point="0" draw:end-shape="id17" draw:end-glue-point="2" svg:d="M14271 18018v-572h1397v-571" svg:viewBox="0 0 1398 1144">
          <text:p/>
        </draw:connector>
        <draw:connector draw:style-name="gr10" draw:text-style-name="P3" draw:layer="layout" svg:x1="15.668cm" svg:y1="15.478cm" svg:x2="13.354cm" svg:y2="9.351cm" draw:start-shape="id17" draw:start-glue-point="0" draw:end-shape="id7" draw:end-glue-point="2" svg:d="M15668 15478v-3064h-2314v-3063" svg:viewBox="0 0 2315 6128">
          <text:p/>
        </draw:connector>
        <draw:custom-shape draw:style-name="gr21" draw:text-style-name="P6" draw:layer="layout" svg:width="2.794cm" svg:height="0.889cm" svg:x="21.066cm" svg:y="12.176cm">
          <text:p text:style-name="P3">9200, 9300</text:p>
          <draw:enhanced-geometry svg:viewBox="0 0 21600 21600" draw:text-areas="800 800 20800 20800" draw:type="round-rectangular-callout" draw:modifiers="6136.10017889088 51961.3483146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6" draw:layer="layout" svg:width="2.921cm" svg:height="1.397cm" svg:x="23.606cm" svg:y="18.907cm">
          <text:p text:style-name="P3">5601</text:p>
          <draw:enhanced-geometry svg:viewBox="0 0 21600 21600" draw:text-areas="800 800 20800 20800" draw:type="round-rectangular-callout" draw:modifiers="-3799.58932238193 -10027.4678111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4" xml:id="id18" draw:id="id18" draw:layer="layout" svg:width="3.683cm" svg:height="1.397cm" svg:x="22.844cm" svg:y="10.017cm">
          <text:p text:style-name="P3">Indicies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24.685cm" svg:y1="11.414cm" svg:x2="22.59cm" svg:y2="14.716cm" draw:start-shape="id18" draw:start-glue-point="2" draw:end-shape="id12" draw:end-glue-point="1" svg:d="M24685 11414v3302h-2095" svg:viewBox="0 0 2096 3303">
          <text:p/>
        </draw:connector>
        <draw:custom-shape draw:style-name="gr23" draw:text-style-name="P6" draw:layer="layout" svg:width="2.159cm" svg:height="0.889cm" svg:x="1.381cm" svg:y="1.508cm">
          <text:p text:style-name="P3">Ports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413cm" svg:height="1.016cm" svg:x="1.254cm" svg:y="2.778cm">
          <text:p text:style-name="P3">Files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86cm" svg:height="1.143cm" svg:x="1.381cm" svg:y="4.175cm">
          <text:p text:style-name="P3">Apps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778cm" svg:height="1.556cm" svg:x="10.652cm" svg:y="19.034cm">
          <text:p text:style-name="P3">5800</text:p>
          <draw:enhanced-geometry svg:viewBox="0 0 21600 21600" draw:text-areas="800 800 20800 20800" draw:type="round-rectangular-callout" draw:modifiers="23931.197301855 -9489.01734104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1-10T13:35:44.004216347</meta:creation-date>
    <meta:editing-duration>PT1M9S</meta:editing-duration>
    <meta:editing-cycles>2</meta:editing-cycles>
    <meta:generator>LibreOffice/6.3.3.2$MacOSX_X86_64 LibreOffice_project/a64200df03143b798afd1ec74a12ab50359878ed</meta:generator>
    <dc:date>2020-01-10T13:36:52.460746441</dc:date>
    <meta:document-statistic meta:object-count="67"/>
  </office:meta>
</office:document-meta>
</file>